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utlined_20_Red">
      <style:graphic-properties draw:marker-end="Arrow" draw:marker-end-width="0.3cm" draw:fill-color="#ffffff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00" fo:font-size="14pt" style:font-size-asian="14pt" style:font-size-complex="14pt"/>
    </style:style>
    <style:style style:name="T4" style:family="text">
      <style:text-properties fo:color="#9900ff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</text:span><text:span text:style-name="T3">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</text:span><text:span text:style-name="T4">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8" draw:text-style-name="P4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8" draw:text-style-name="P4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8" draw:text-style-name="P4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8" draw:text-style-name="P4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8" draw:text-style-name="P4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8" draw:text-style-name="P4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8" draw:text-style-name="P4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8" draw:text-style-name="P4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8" draw:text-style-name="P4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8" draw:text-style-name="P4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7:43.082951595</dc:date>
    <meta:editing-duration>PT1H24M12S</meta:editing-duration>
    <meta:editing-cycles>12</meta:editing-cycles>
    <meta:generator>LibreOffice/6.1.5.1$Linux_X86_64 LibreOffice_project/10$Build-1</meta:generator>
    <meta:document-statistic meta:object-count="37"/>
  </office:meta>
</office:document-meta>
</file>